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</office:font-face-decls>
  <office:automatic-styles>
    <style:style style:name="P1" style:family="paragraph" style:parent-style-name="Heading_20_1">
      <style:text-properties officeooo:rsid="0018f98e" officeooo:paragraph-rsid="0018f98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rsid="0016bb38" officeooo:paragraph-rsid="0016bb38"/>
    </style:style>
    <style:style style:name="P4" style:family="paragraph" style:parent-style-name="Heading_20_2">
      <style:text-properties officeooo:rsid="0018f98e" officeooo:paragraph-rsid="0018f98e"/>
    </style:style>
    <style:style style:name="P5" style:family="paragraph" style:parent-style-name="Subtitle">
      <style:text-properties officeooo:rsid="001a97bc" officeooo:paragraph-rsid="001a97bc"/>
    </style:style>
    <style:style style:name="P6" style:family="paragraph" style:parent-style-name="Text_20_body">
      <style:text-properties officeooo:rsid="0016bb38" officeooo:paragraph-rsid="0016bb38"/>
    </style:style>
    <style:style style:name="P7" style:family="paragraph" style:parent-style-name="Text_20_body">
      <style:paragraph-properties fo:text-align="justify" style:justify-single-word="false"/>
      <style:text-properties officeooo:rsid="0016bb38" officeooo:paragraph-rsid="0016bb38"/>
    </style:style>
    <style:style style:name="P8" style:family="paragraph" style:parent-style-name="Text_20_body">
      <style:text-properties officeooo:rsid="0018f98e" officeooo:paragraph-rsid="0018f98e"/>
    </style:style>
    <style:style style:name="P9" style:family="paragraph" style:parent-style-name="Text_20_body">
      <style:paragraph-properties fo:text-align="justify" style:justify-single-word="false"/>
      <style:text-properties officeooo:rsid="001c20a8" officeooo:paragraph-rsid="001c20a8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c20a8" officeooo:paragraph-rsid="001c20a8"/>
    </style:style>
    <style:style style:name="P11" style:family="paragraph" style:parent-style-name="Title">
      <style:text-properties officeooo:rsid="0018f98e" officeooo:paragraph-rsid="0018f98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272b" style:font-style-asian="italic" style:font-style-complex="italic"/>
    </style:style>
    <style:style style:name="T3" style:family="text">
      <style:text-properties officeooo:rsid="0018272b"/>
    </style:style>
    <style:style style:name="T4" style:family="text">
      <style:text-properties officeooo:rsid="001a97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Buku Ajar<text:line-break/></text:span>Komunikasi Data</text:p>
      <text:p text:style-name="P8"/>
      <text:p text:style-name="P5">Mifta Nur Farid, S.T., M.T<text:line-break/><text:line-break/>Teknik Elektro<text:line-break/>Institut Teknologi Kalimantan</text:p>
      <text:h text:style-name="P2" text:outline-level="1">Pengantar Komunikasi Data</text:h>
      <text:h text:style-name="P1" text:outline-level="1">Arsitektur Protokol</text:h>
      <text:h text:style-name="P1" text:outline-level="1">Data Transmisi</text:h>
      <text:h text:style-name="Heading_20_2" text:outline-level="2">Konsep dan Terminologi</text:h>
      <text:h text:style-name="P4" text:outline-level="2">Transmisi Data Analog dan Digital</text:h>
      <text:h text:style-name="P4" text:outline-level="2">Gangguan Transmisi</text:h>
      <text:h text:style-name="P3" text:outline-level="2">Kapasitas Kanal</text:h>
      <text:p text:style-name="P7">Kita sudah mempelajari bahwa terdapat berbagai jenis <text:span text:style-name="T3">gangguan</text:span> (<text:span text:style-name="T1">impairment</text:span>) <text:span text:style-name="T3">yang dapat merusak sinyal. Sejauh mana gangguan tersebut dapat membatasi data rate pada data digital. Data rate maksimum yang dapat dicapai disebut kapasitas kanal (</text:span><text:span text:style-name="T2">channel capacity</text:span><text:span text:style-name="T3">).</text:span></text:p>
      <text:p text:style-name="P9">Terdapat empat konsep yang perlu dipahami.</text:p>
      <text:list xml:id="list1754753878" text:style-name="L1">
        <text:list-item>
          <text:p text:style-name="P10">Data rate: Laju dimana data dapat dikomunikasikan dengan satuan bps atau bits per second.</text:p>
        </text:list-item>
        <text:list-item>
          <text:p text:style-name="P10">Bandwidth: Bandwidth dari sinyal yang ditransmisikan yang dibatasi oleh transmitter atau sifat media transmisinya</text:p>
        </text:list-item>
        <text:list-item>
          <text:p text:style-name="P10">Noise: Level rata-rata dari noise sepanjang jalur transmisi</text:p>
        </text:list-item>
        <text:list-item>
          <text:p text:style-name="P10">Error rate: </text:p>
        </text:list-item>
      </text:list>
      <text:p text:style-name="P7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beration Sans" style:font-family-asian="'Liberation Sans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officeooo:rsid="0018f98e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3-20T19:20:31.263508657</meta:creation-date>
    <dc:date>2021-03-20T21:22:54.844374048</dc:date>
    <dc:creator>Mifta Nur Farid</dc:creator>
    <meta:editing-duration>PT2H2M22S</meta:editing-duration>
    <meta:editing-cycles>6</meta:editing-cycles>
    <meta:generator>LibreOffice/7.0.5.2$Linux_X86_64 LibreOffice_project/00$Build-2</meta:generator>
    <meta:document-statistic meta:table-count="0" meta:image-count="0" meta:object-count="0" meta:page-count="2" meta:paragraph-count="15" meta:word-count="123" meta:character-count="839" meta:non-whitespace-character-count="740"/>
  </office:meta>
</office:document-meta>
</file>